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monospace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34cm"/>
    </style:style>
    <style:style style:name="Таблица1.B" style:family="table-column">
      <style:table-column-properties style:column-width="4.627cm"/>
    </style:style>
    <style:style style:name="Таблица1.C" style:family="table-column">
      <style:table-column-properties style:column-width="5.12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49cm" fo:border-left="0.25pt solid #000000" fo:border-right="none" fo:border-top="0.25pt solid #000000" fo:border-bottom="0.25pt solid #000000"/>
    </style:style>
    <style:style style:name="Таблица2.B1" style:family="table-cell">
      <style:table-cell-properties fo:padding="0.049cm" fo:border="0.25pt solid #000000"/>
    </style:style>
    <style:style style:name="Таблица2.A2" style:family="table-cell">
      <style:table-cell-properties fo:padding="0.049cm" fo:border-left="0.25pt solid #000000" fo:border-right="none" fo:border-top="none" fo:border-bottom="0.25pt solid #000000"/>
    </style:style>
    <style:style style:name="Таблица2.B2" style:family="table-cell">
      <style:table-cell-properties fo:padding="0.049cm" fo:border-left="0.25pt solid #000000" fo:border-right="0.25pt solid #000000" fo:border-top="none" fo:border-bottom="0.25pt solid #000000"/>
    </style:style>
    <style:style style:name="Таблица3" style:family="table">
      <style:table-properties style:width="17cm" style:rel-width="100%" fo:margin-left="0cm" fo:margin-top="0cm" fo:margin-bottom="0cm" table:align="left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49cm" fo:border-left="0.25pt solid #000000" fo:border-right="none" fo:border-top="0.25pt solid #000000" fo:border-bottom="0.25pt solid #000000"/>
    </style:style>
    <style:style style:name="Таблица3.B1" style:family="table-cell">
      <style:table-cell-properties fo:padding="0.049cm" fo:border="0.25pt solid #000000"/>
    </style:style>
    <style:style style:name="Таблица3.A2" style:family="table-cell">
      <style:table-cell-properties fo:padding="0.049cm" fo:border-left="0.25pt solid #000000" fo:border-right="none" fo:border-top="none" fo:border-bottom="0.25pt solid #000000"/>
    </style:style>
    <style:style style:name="Таблица3.B2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Heading_20_2">
      <style:paragraph-properties fo:margin-left="0cm" fo:margin-right="0cm" fo:text-indent="0cm" style:auto-text-indent="false"/>
      <style:text-properties officeooo:paragraph-rsid="000eaf80"/>
    </style:style>
    <style:style style:name="P2" style:family="paragraph" style:parent-style-name="Heading_20_2">
      <style:text-properties officeooo:paragraph-rsid="000eaf8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0" fo:widows="0" fo:text-indent="0cm" style:auto-text-indent="false"/>
      <style:text-properties officeooo:paragraph-rsid="000eaf80"/>
    </style:style>
    <style:style style:name="P4" style:family="paragraph" style:parent-style-name="Preformatted_20_Text">
      <style:paragraph-properties fo:orphans="0" fo:widows="0"/>
      <style:text-properties officeooo:paragraph-rsid="000eaf80"/>
    </style:style>
    <style:style style:name="P5" style:family="paragraph" style:parent-style-name="Standard">
      <style:text-properties style:font-name="Times New Roman" fo:font-size="14pt" officeooo:paragraph-rsid="000eaf80" style:font-name-asian="Times New Roman1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6" style:family="paragraph" style:parent-style-name="Standard">
      <style:text-properties style:font-name="Times New Roman" fo:font-size="14pt" fo:font-weight="normal" officeooo:paragraph-rsid="000eaf80" style:font-name-asian="Times New Roman1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bold" officeooo:paragraph-rsid="000eaf80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 fo:break-before="page"/>
      <style:text-properties style:font-name="Times New Roman" fo:font-size="14pt" fo:font-weight="bold" officeooo:paragraph-rsid="000eaf80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officeooo:paragraph-rsid="000eaf80"/>
    </style:style>
    <style:style style:name="P10" style:family="paragraph" style:parent-style-name="Standard">
      <style:paragraph-properties fo:break-before="page"/>
      <style:text-properties officeooo:paragraph-rsid="000eaf80"/>
    </style:style>
    <style:style style:name="P11" style:family="paragraph" style:parent-style-name="Standard_20__28_user_29_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eaf80"/>
    </style:style>
    <style:style style:name="P12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paragraph-rsid="000eaf80"/>
    </style:style>
    <style:style style:name="P13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text-transform="uppercase" fo:font-weight="bold" officeooo:paragraph-rsid="000eaf80" style:language-asian="ru" style:country-asian="RU" style:font-weight-asian="bold" style:font-size-complex="14pt" style:language-complex="ar" style:country-complex="SA"/>
    </style:style>
    <style:style style:name="P1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paragraph-rsid="000eaf80" style:language-asian="ru" style:country-asian="RU" style:font-size-complex="14pt" style:language-complex="ar" style:country-complex="SA"/>
    </style:style>
    <style:style style:name="P1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paragraph-rsid="000eaf80" style:language-asian="ru" style:country-asian="RU" style:font-size-complex="14pt" style:language-complex="ar" style:country-complex="SA" style:font-weight-complex="bold"/>
    </style:style>
    <style:style style:name="P1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officeooo:paragraph-rsid="000eaf80" style:language-asian="ru" style:country-asian="RU" style:font-size-complex="14pt" style:language-complex="ar" style:country-complex="SA"/>
    </style:style>
    <style:style style:name="P17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officeooo:paragraph-rsid="000eaf80"/>
    </style:style>
    <style:style style:name="P18" style:family="paragraph" style:parent-style-name="Standard_20__28_user_29_">
      <style:paragraph-properties fo:orphans="0" fo:widows="0"/>
      <style:text-properties officeooo:paragraph-rsid="000eaf80"/>
    </style:style>
    <style:style style:name="P19" style:family="paragraph" style:parent-style-name="Standard_20__28_user_29_">
      <style:paragraph-properties fo:margin-left="0cm" fo:margin-right="0cm" fo:orphans="0" fo:widows="0" fo:text-indent="0.725cm" style:auto-text-indent="false"/>
      <style:text-properties officeooo:paragraph-rsid="000eaf80"/>
    </style:style>
    <style:style style:name="P20" style:family="paragraph" style:parent-style-name="Standard_20__28_user_29_">
      <style:paragraph-properties fo:margin-left="0cm" fo:margin-right="0cm" fo:orphans="0" fo:widows="0" fo:text-indent="0cm" style:auto-text-indent="false"/>
      <style:text-properties officeooo:paragraph-rsid="000eaf80" style:font-size-complex="14pt"/>
    </style:style>
    <style:style style:name="P21" style:family="paragraph" style:parent-style-name="Standard_20__28_user_29_">
      <style:text-properties style:text-underline-style="none" officeooo:paragraph-rsid="000eaf80"/>
    </style:style>
    <style:style style:name="P22" style:family="paragraph" style:parent-style-name="Standard_20__28_user_29_">
      <style:text-properties fo:font-weight="bold" officeooo:paragraph-rsid="000eaf80" style:font-weight-asian="bold" style:font-weight-complex="bold"/>
    </style:style>
    <style:style style:name="P23" style:family="paragraph" style:parent-style-name="Standard_20__28_user_29_">
      <style:paragraph-properties fo:break-before="page"/>
      <style:text-properties officeooo:paragraph-rsid="000eaf80"/>
    </style:style>
    <style:style style:name="P24" style:family="paragraph" style:parent-style-name="Standard_20__28_user_29_">
      <style:text-properties officeooo:paragraph-rsid="000eaf80"/>
    </style:style>
    <style:style style:name="P25" style:family="paragraph" style:parent-style-name="Standard_20__28_user_29_">
      <style:paragraph-properties fo:margin-left="0cm" fo:margin-right="0cm" fo:orphans="0" fo:widows="0" fo:text-indent="0.725cm" style:auto-text-indent="false"/>
      <style:text-properties officeooo:rsid="000eaf80" officeooo:paragraph-rsid="000eaf80"/>
    </style:style>
    <style:style style:name="P26" style:family="paragraph" style:parent-style-name="Table_20_Contents">
      <style:paragraph-properties fo:orphans="0" fo:widows="0"/>
      <style:text-properties officeooo:paragraph-rsid="000eaf80"/>
    </style:style>
    <style:style style:name="P27" style:family="paragraph" style:parent-style-name="Table_20_Contents">
      <style:paragraph-properties fo:orphans="0" fo:widows="0"/>
      <style:text-properties style:font-name="Times New Roman" fo:font-size="14pt" officeooo:paragraph-rsid="000eaf80" style:font-size-asian="14pt" style:font-size-complex="14pt"/>
    </style:style>
    <style:style style:name="P28" style:family="paragraph" style:parent-style-name="Table_20_Contents">
      <style:paragraph-properties fo:orphans="0" fo:widows="0"/>
      <style:text-properties officeooo:rsid="000eaf80" officeooo:paragraph-rsid="000eaf80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eaf80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eaf80" style:font-size-asian="14pt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T7" style:family="text">
      <style:text-properties fo:text-transform="uppercase" fo:color="#000000" loext:opacity="100%" style:font-size-complex="14pt" style:font-weight-complex="bold"/>
    </style:style>
    <style:style style:name="T8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normal"/>
    </style:style>
    <style:style style:name="T11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2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3" style:family="text">
      <style:text-properties fo:color="#000000" loext:opacity="100%" style:font-size-complex="14pt"/>
    </style:style>
    <style:style style:name="T14" style:family="text">
      <style:text-properties fo:color="#000000" loext:opacity="100%"/>
    </style:style>
    <style:style style:name="T15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000000" loext:opacity="100%" style:font-name="Roboto" fo:font-size="12pt" fo:font-style="normal" style:font-size-asian="12pt" style:language-asian="ru" style:country-asian="RU" style:font-style-asian="normal" style:font-size-complex="14pt" style:language-complex="ar" style:country-complex="SA" style:font-weight-complex="bold"/>
    </style:style>
    <style:style style:name="T17" style:family="text">
      <style:text-properties style:font-size-complex="14pt"/>
    </style:style>
    <style:style style:name="T18" style:family="text">
      <style:text-properties style:language-asian="ru" style:country-asian="RU" style:font-size-complex="14pt" style:language-complex="ar" style:country-complex="SA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font-name="JetBrains Mono" fo:font-size="12pt" style:font-size-asian="12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МИНОБРНАУКИ РОССИИ</text:span></text:p>
      <text:p text:style-name="P12"><text:span text:style-name="T6">Санкт-Петербургский государственный</text:span></text:p>
      <text:p text:style-name="P12"><text:span text:style-name="T6">электротехнический университет</text:span></text:p>
      <text:p text:style-name="P12"><text:span text:style-name="T6">«ЛЭТИ» им. В.И. Ульянова (Ленина)</text:span></text:p>
      <text:p text:style-name="P12"><text:span text:style-name="T8">Кафедра МО ЭВМ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6"/>
      <text:p text:style-name="P29"><text:span text:style-name="Book_20_Title"><text:span text:style-name="T7">отчет</text:span></text:span></text:p>
      <text:p text:style-name="P17"><text:span text:style-name="T10"><text:tab/><text:tab/><text:tab/><text:tab/></text:span><text:span text:style-name="T11">п</text:span><text:span text:style-name="T12">о лабораторной работе №4</text:span></text:p>
      <text:p text:style-name="P12"><text:span text:style-name="T12">по дисциплине «Построение и анализ алгоритмов»</text:span></text:p>
      <text:p text:style-name="P12"><text:span text:style-name="Book_20_Title"><text:span text:style-name="T15">Тема: </text:span></text:span><text:span text:style-name="Book_20_Title"><text:span text:style-name="T16">КМП</text:span></text:span></text:p>
      <text:p text:style-name="P14"/>
      <text:p text:style-name="P14"/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13">Студент гр.</text:span><text:span text:style-name="T17"> 3388</text:span>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5"><text:span text:style-name="T17">Беннер В.А.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17">Преподаватель</text:span>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19"><text:span text:style-name="T14">Жангиров Т.Р.</text:span></text:p>
          </table:table-cell>
        </table:table-row>
      </table:table>
      <text:p text:style-name="P15"/>
      <text:p text:style-name="P15"/>
      <text:p text:style-name="P12"><text:span text:style-name="T18">Санкт-Петербург</text:span></text:p>
      <text:p text:style-name="P12"><text:span text:style-name="T18">2025</text:span></text:p>
      <text:p text:style-name="P5"/>
      <text:p text:style-name="P23"><text:s/></text:p>
      <text:p text:style-name="P1"><text:tab/>Задание</text:p>
      <text:p text:style-name="P9"/>
      <text:p text:style-name="P9"><text:span text:style-name="T2">Задача 1 <text:s/></text:span></text:p>
      <text:p text:style-name="P9"><text:span text:style-name="T2">Реализуйте алгоритм КМП и с его помощью для заданных шаблона P (|P| &lt; 15000) и текста T (|T| &lt; 5000000) найдите все вхождения P в T.</text:span></text:p>
      <text:p text:style-name="P6"/>
      <text:p text:style-name="P9"><text:span text:style-name="T2">Вход: <text:s/></text:span></text:p>
      <text:p text:style-name="P9"><text:span text:style-name="T2">Первая строка - P <text:s/></text:span></text:p>
      <text:p text:style-name="P9"><text:span text:style-name="T2">Вторая строка - T <text:s/></text:span></text:p>
      <text:p text:style-name="P6"/>
      <text:p text:style-name="P9"><text:span text:style-name="T2">Выход: <text:s/></text:span></text:p>
      <text:p text:style-name="P9"><text:span text:style-name="T2">Индексы начал вхождений P в T, разделенных запятой. Если P не входит в T, то вывести -1.</text:span></text:p>
      <text:p text:style-name="P6"/>
      <text:p text:style-name="P9"/>
      <text:p text:style-name="P9"><text:span text:style-name="T2">Задача 2 <text:s/></text:span></text:p>
      <text:p text:style-name="P9"><text:span text:style-name="T2">Заданы две строки A (|A| &lt; 5000000) и B (|B| &lt; 5000000). <text:s/></text:span></text:p>
      <text:p text:style-name="P9"><text:span text:style-name="T2">Определить, является ли A циклическим сдвигом B (это значит, что A и B имеют одинаковую длину и A состоит из суффикса B, склеенного с префиксом B). Например, `defabc` является циклическим сдвигом `abcdef`.</text:span></text:p>
      <text:p text:style-name="P6"/>
      <text:p text:style-name="P9"><text:span text:style-name="T2">Вход: <text:s/></text:span></text:p>
      <text:p text:style-name="P9"><text:span text:style-name="T2">Первая строка - A <text:s/></text:span></text:p>
      <text:p text:style-name="P9"><text:span text:style-name="T2">Вторая строка - B <text:s/></text:span></text:p>
      <text:p text:style-name="P6"/>
      <text:p text:style-name="P9"><text:span text:style-name="T2">Выход: <text:s/></text:span></text:p>
      <text:p text:style-name="P9"><text:span text:style-name="T2">Если A является циклическим сдвигом B, индекс начала строки B в A, иначе вывести -1. Если возможно несколько сдвигов, вывести первый индекс.</text:span></text:p>
      <text:p text:style-name="P7"/>
      <text:p text:style-name="P8"/>
      <text:p text:style-name="P2"><text:bookmark-start text:name="_Hlk115288939"/>Выполнение работы<text:bookmark-end text:name="_Hlk115288939"/></text:p>
      <text:p text:style-name="P24"><text:span text:style-name="T19">Алгоритм префикс-функции — это ключевая часть алгоритма Кнута-Морриса-Пратта (КМП), предназначенная для эффективного поиска подстрок в тексте. Префикс-функция для строки S определяет массив π, где каждый элемент π[i] равен длине наибольшего собственного префикса подстроки S[0..i], совпадающего с её суффиксом. Например, для строки "ababc" префикс-функция принимает значения [0, 0, 1, 2, 0], так как у подстроки "aba" префикс "a" совпадает с суффиксом, а у "abab" совпадает "ab". Алгоритм вычисляет префикс-функцию за линейное время, используя динамическое программирование: на каждом шаге он сравнивает символы и либо увеличивает длину совпадения, либо откатывается к предыдущему совпадающему префиксу.</text:span></text:p>
      <text:p text:style-name="P24">Префикс-функция вычисляется за O(M) для шаблона длины M.</text:p>
      <text:p text:style-name="P24">Поиск вхождений в тексте длины N выполняется за O(N).</text:p>
      <text:p text:style-name="P24">Общая сложность алгоритма — O(M + N), что оптимально для задачи поиска подстрок.</text:p>
      <text:p text:style-name="P24">Память: O(M) для хранения префикс-функции шаблона.</text:p>
      <text:p text:style-name="P24"/>
      <text:p text:style-name="P21"/>
      <text:p text:style-name="P23"><text:span text:style-name="T9">Тестирование: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26"><text:span text:style-name="T3">Input</text:span></text:p>
          </table:table-cell>
          <table:table-cell table:style-name="Таблица2.B1" office:value-type="string">
            <text:p text:style-name="P26"><text:span text:style-name="T3">Output</text:span></text:p>
          </table:table-cell>
        </table:table-row>
        <table:table-row table:style-name="Таблица2.1">
          <table:table-cell table:style-name="Таблица2.A2" office:value-type="string">
            <text:p text:style-name="P26"><text:span text:style-name="T3">ab</text:span></text:p>
            <text:p text:style-name="P26"><text:span text:style-name="T3">abab</text:span></text:p>
          </table:table-cell>
          <table:table-cell table:style-name="Таблица2.B2" office:value-type="string">
            <text:p text:style-name="P3"><text:span text:style-name="T3">0,2</text:span></text:p>
          </table:table-cell>
        </table:table-row>
        <table:table-row table:style-name="Таблица2.1">
          <table:table-cell table:style-name="Таблица2.A2" office:value-type="string">
            <text:p text:style-name="P28"><text:span text:style-name="T3">IT</text:span></text:p>
            <text:p text:style-name="P28"><text:span text:style-name="T3">TAITIT</text:span></text:p>
          </table:table-cell>
          <table:table-cell table:style-name="Таблица2.B2" office:value-type="string">
            <text:p text:style-name="P26"><text:span text:style-name="T4">2</text:span><text:span text:style-name="T3">,</text:span><text:span text:style-name="T4">4</text:span></text:p>
          </table:table-cell>
        </table:table-row>
        <table:table-row table:style-name="Таблица2.1">
          <table:table-cell table:style-name="Таблица2.A2" office:value-type="string">
            <text:p text:style-name="P28"><text:span text:style-name="T3">dog</text:span></text:p>
            <text:p text:style-name="P28"><text:span text:style-name="T3">cats</text:span></text:p>
          </table:table-cell>
          <table:table-cell table:style-name="Таблица2.B2" office:value-type="string">
            <text:p text:style-name="P26"><text:span text:style-name="T3">-1</text:span></text:p>
          </table:table-cell>
        </table:table-row>
      </table:table>
      <text:p text:style-name="P22"/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26"><text:span text:style-name="T3">Input</text:span></text:p>
          </table:table-cell>
          <table:table-cell table:style-name="Таблица3.B1" office:value-type="string">
            <text:p text:style-name="P26"><text:span text:style-name="T3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20">defabc</text:span></text:p>
            <text:p text:style-name="P4"><text:span text:style-name="T20">abcdef</text:span></text:p>
          </table:table-cell>
          <table:table-cell table:style-name="Таблица3.B2" office:value-type="string">
            <text:p text:style-name="P3"><text:span text:style-name="T3">3</text:span></text:p>
          </table:table-cell>
        </table:table-row>
        <table:table-row table:style-name="Таблица3.1">
          <table:table-cell table:style-name="Таблица3.A2" office:value-type="string">
            <text:p text:style-name="P28"><text:span text:style-name="T3">xyzw</text:span></text:p>
            <text:p text:style-name="P28"><text:span text:style-name="T3">yzwx</text:span></text:p>
          </table:table-cell>
          <table:table-cell table:style-name="Таблица3.B2" office:value-type="string">
            <text:p text:style-name="P26"><text:span text:style-name="T3">1</text:span></text:p>
            <text:p text:style-name="P27"/>
          </table:table-cell>
        </table:table-row>
        <table:table-row table:style-name="Таблица3.1">
          <table:table-cell table:style-name="Таблица3.A2" office:value-type="string">
            <text:p text:style-name="P28"><text:span text:style-name="T3">11123</text:span></text:p>
            <text:p text:style-name="P28"><text:span text:style-name="T3">11153</text:span></text:p>
          </table:table-cell>
          <table:table-cell table:style-name="Таблица3.B2" office:value-type="string">
            <text:p text:style-name="P26"><text:span text:style-name="T3">-1</text:span></text:p>
          </table:table-cell>
        </table:table-row>
      </table:table>
      <text:p text:style-name="P9"/>
      <text:p text:style-name="P10"><text:span text:style-name="T5"><text:tab/>Выводы:</text:span></text:p>
      <text:p text:style-name="P9"><text:span text:style-name="T1"><text:tab/>Разработанный алгоритм корректно находит все вхождения шаблона в тексте, выводит их позиции в порядке возрастания и обрабатывает случаи отсутствия совпадений. Добавление отладочных выводов упрощает анализ работы программы. Решение демонстрирует высокую эффективность даже на больших данных, подтверждая теоретическую оценку сложнос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monospace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line-height="150%" fo:text-align="justify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00:25:04.001254980</meta:creation-date>
    <dc:date>2025-04-18T00:29:46.211740939</dc:date>
    <meta:editing-duration>PT4M43S</meta:editing-duration>
    <meta:editing-cycles>1</meta:editing-cycles>
    <meta:document-statistic meta:table-count="3" meta:image-count="0" meta:object-count="0" meta:page-count="5" meta:paragraph-count="63" meta:word-count="361" meta:character-count="2449" meta:non-whitespace-character-count="2118"/>
    <meta:generator>LibreOffice/7.3.7.2$Linux_X86_64 LibreOffice_project/30$Build-2</meta:generator>
  </office:meta>
</office:document-meta>
</file>